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 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 —the rescuers have become
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 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Because it was created specifically for the purpose
of confining prisoners, it would have been
constructed in such a way as to completely stop
any and all method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 the
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aid from outside, there is no
possible way for us to leave the cell at this time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 kids
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better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se, or 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… really sure there's... no 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 the
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We can't conclude that there's nothing else to
discover until we at least try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like a weak part in the wall, or anything like that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 and
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 That
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 looking
that Harukaze is desperate to use 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 denying
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 scene
where one must reach out to help 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 no
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 all,
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ng for an extended period
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 of
escaping from, you will have to eventually resolve
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 
</text:p>
          </table:table-cell>
          <table:table-cell table:style-name="ce0" office:value-type="string">
            <text:p>Huh?! By "d-do it here"... you mean right 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 mean,
th-th-there's nowhere to hide in here, 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 opposite
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 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 until she's
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it’s like this. If one lives a long life, this sort of
thing happens at least once. 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thing to say to comfort someone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 further
entrap anyone who's already been 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 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 al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 her
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 didn't
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 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 to
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 shooting
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 two
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’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’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’t listen…? And you won’t tell 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’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 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 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 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 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 you're
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 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